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allo, mein Name ist Alexander Hert, ich möchte mich hier kurz vorstellen.</text:p>
      <text:p text:style-name="Standard"/>
      <text:p text:style-name="Standard">Ich wurde 1983 in Nowosibirsk geboren und zog 1989 nach Erftstadt. Nach Schule und Abitur begann ich ein Studium zum Ingenieur Maschinenbau an der RWTH Aachen, stellte jedoch im Laufe der Zeit fest, dass ich lieber kochen will. Also entschloss ich mich nach 6 Semestern die Uni Uni sein zu lassen und das Kochen richtig zu erlernen.</text:p>
      <text:p text:style-name="Standard"/>
      <text:p text:style-name="Standard">Meine Ausbildung zum Koch absolvierte ich im 'Seehotel Überfahrt' in Rottach-Egern und bin ein wenig stolz darauf, die Ausbildung mit der besten Prüfung des Jahrgangs in Bayern abgeschlossen zu haben. Dort entwickelte ich auch meine Liebe zur bayrischen Küche.</text:p>
      <text:p text:style-name="Standard"/>
      <text:p text:style-name="Standard">Nach meiner Ausbildung arbeitete ich im mittlerweile leider geschlossenen Husarenquartier (1* Michelin) bei 'Herbert Brockel' und später im Hotel 'Elisenhof ' in Mönchengladbach jeweils als Garde Manger (Commis de Cuisine). </text:p>
      <text:p text:style-name="Standard"/>
      <text:p text:style-name="Standard">Es zog mich aber wieder nach Bayern, wo ich im 'Alpenhof' in Murnau mit 'Thilo Bischoff' zusammen arbeiten durfte. In dieser Zeit erlangte der 'Alpenhof' seinen im Vorjahr verlorenen Michelinstern zurück, ein schönes Erlebnis.</text:p>
      <text:p text:style-name="Standard"/>
      <text:p text:style-name="Standard">Im Anschluss verbrachte ich ein Jahr in der Schweiz, wo ich eine Sommer- und Wintersaison die Feinheiten des Schweizer Hotelbetriebs im Hotel 'Frutt' in Melchsee kennen lernen durfte.</text:p>
      <text:p text:style-name="Standard">Den krönenden Abschluss meiner 'Lehrjahre' verbrachte ich als Nachtkoch auf der 'MS Europa'. Dort reifte der Entschluss, mich selbständig zu machen, den ich mir dann im Tennisclub Königsdorf -TCK- erfüllen durfte. Dort hatte ich zwei wunderschöne Jahre, die meinen Entschluss bestätigt haben, mich direkt mit dem Gast zu befassen, mein 'eigenes Ding' zu machen.</text:p>
      <text:p text:style-name="Standard"/>
      <text:p text:style-name="Standard">Sie haben nun in der Glocke das Resultat dieser Reise zur Verfügung. Guten Appetit!</text:p>
      <text:p text:style-name="Standard"/>
      <text:p text:style-name="Standard">Ihr</text:p>
      <text:p text:style-name="Standard"/>
      <text:p text:style-name="Standard"><text:tab/>Alexander Her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liver Wagner</meta:initial-creator>
    <meta:creation-date>2020-05-21T14:12:15.70</meta:creation-date>
    <dc:date>2020-05-25T11:14:38.28</dc:date>
    <dc:creator>Oliver Wagner</dc:creator>
    <meta:editing-duration>P3DT20H47M</meta:editing-duration>
    <meta:editing-cycles>7</meta:editing-cycles>
    <meta:generator>OpenOffice/4.1.2$Win32 OpenOffice.org_project/412m3$Build-9782</meta:generator>
    <meta:document-statistic meta:table-count="0" meta:image-count="0" meta:object-count="0" meta:page-count="1" meta:paragraph-count="10" meta:word-count="271" meta:character-count="1761"/>
  </office:meta>
</office:document-meta>
</file>